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7cdec3">
      <style:text-properties fo:color="#c00000"/>
    </style:style>
    <style:style style:family="graphic" style:name="abaf8ba" style:parent-style-name="Graphics">
      <style:graphic-properties fo:background-color="ffffff" style:horizontal-rel="char" style:vertical-rel="paragraph"/>
    </style:style>
  </office:automatic-styles>
  <office:body>
    <office:text>
      <text:p text:style-name="Standard">A text before footnote,<draw:frame draw:style-name="abaf8ba" svg:height="127.49mm" svg:width="170.0mm" text:anchor-type="char"><draw:image xlink:actuate="onLoad" xlink:href="Pictures/1000000000000800000006003C8BA1FE.png" xlink:show="embed" xlink:type="simple"/><draw:text-box/></draw:frame><text:s/><text:s/>.</text:p>
      <text:p text:style-name="Standard"><text:span text:style-name="a7cdec3"><text:s/></text:span>A text before endnote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bottom="0.0mm" fo:margin-left="4.99mm" fo:margin-right="0.0mm" fo:margin-top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bottom="0.0mm" fo:margin-left="4.99mm" fo:margin-right="0.0mm" fo:margin-top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008S</meta:editing-duration>
  </office:meta>
</office:document-meta>
</file>